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ведение</text:p>
      <text:list xml:id="list1747808751" text:style-name="L4">
        <text:list-item>
          <text:p text:style-name="P2">Обзор существующих методов синхронизации (введение в предметную область)</text:p>
        </text:list-item>
      </text:list>
      <text:list xml:id="list382008378" text:style-name="L3">
        <text:list-item>
          <text:list>
            <text:list-item>
              <text:p text:style-name="P1">Блокирование-изменение-разблокирование (расшаривание файлов с локалке)</text:p>
            </text:list-item>
            <text:list-item>
              <text:p text:style-name="P1">Зеркализация команд редактирования (гугл вейв)</text:p>
            </text:list-item>
            <text:list-item>
              <text:p text:style-name="P1">Копирование-изменение-слияние (svn)</text:p>
            </text:list-item>
          </text:list>
        </text:list-item>
        <text:list-item>
          <text:p text:style-name="P1">Разработка алгоритмической структуры программного приложения</text:p>
          <text:list>
            <text:list-item>
              <text:p text:style-name="P1">Описание алгоритма работы программы (улучшенная стратегия копирования-изменения-слияния [мой вариант], и который предложил автор diff-match-patch, представить в качестве улучшения моего варианта)</text:p>
            </text:list-item>
            <text:list-item>
              <text:p text:style-name="P1">Описание алгоритмов, используемых в программе для синхронизации текстов</text:p>
              <text:list>
                <text:list-item>
                  <text:p text:style-name="P1">Fuzzy Patch (сам diff match patch)</text:p>
                  <text:list>
                    <text:list-item>
                      <text:p text:style-name="P1">Пункт: Размер необходимого контекста, примеры</text:p>
                    </text:list-item>
                    <text:list-item>
                      <text:p text:style-name="P1">Пункт: Поиск подходящего места для вставки</text:p>
                    </text:list-item>
                  </text:list>
                </text:list-item>
                <text:list-item>
                  <text:p text:style-name="P1">Difference algorithms (различные подходы к созданию дифов, как это делается [по сути перевод https://neil.fraser.name/writing/diff/])</text:p>
                  <text:list>
                    <text:list-item>
                      <text:p text:style-name="P1">Pre-processing Optimisations</text:p>
                    </text:list-item>
                    <text:list-item>
                      <text:p text:style-name="P1">Difference Algorithms</text:p>
                    </text:list-item>
                    <text:list-item>
                      <text:p text:style-name="P1">Post-processing Cleanup</text:p>
                    </text:list-item>
                  </text:list>
                </text:list-item>
                <text:list-item>
                  <text:p text:style-name="P1">Beacon (броадкаст udp-сообщение, которое помогает увидеть других в локалке)</text:p>
                </text:list-item>
              </text:list>
            </text:list-item>
          </text:list>
        </text:list-item>
        <text:list-item>
          <text:p text:style-name="P1">Программная реализация приложения (что-то про конкретную реализацию, нужно упомянуть про фреймворк твистед, про sublime api, про то как я чистый твистед не работал сразу же и пришлось окольными путями изменять исходный код фреймворка [тут мне чисто повезло, что отделался малой кровью]).</text:p>
        </text:list-item>
        <text:list-item>
          <text:p text:style-name="P1">Организационно-экономическая часть (всё остальное. К этому моменту в идеале должно быть 50 страниц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FreeSans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6:39:40</meta:creation-date>
    <dc:date>2015-04-09T19:18:31</dc:date>
    <meta:editing-duration>PT1H36M56S</meta:editing-duration>
    <meta:editing-cycles>1</meta:editing-cycles>
    <meta:document-statistic meta:table-count="0" meta:image-count="0" meta:object-count="0" meta:page-count="1" meta:paragraph-count="18" meta:word-count="171" meta:character-count="1425" meta:non-whitespace-character-count="1289"/>
    <meta:generator>LibreOffice/3.5$Linux_X86_64 LibreOffice_project/350m1$Build-2</meta:generator>
  </office:meta>
</office:document-meta>
</file>